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margin-left="-0.0799in" fo:text-align="start" style:justify-single-word="false" style:writing-mode="lr-tb"/>
    </style:style>
    <style:style style:name="P2" style:family="paragraph" style:parent-style-name="Header">
      <style:paragraph-properties fo:text-align="center" style:justify-single-word="false" style:writing-mode="lr-tb"/>
    </style:style>
    <style:style style:name="P3" style:family="paragraph" style:parent-style-name="Header">
      <style:paragraph-properties fo:margin-right="-0.0799in" fo:text-align="end" style:justify-single-word="false" style:writing-mode="lr-tb"/>
    </style:style>
    <style:style style:name="P4" style:family="paragraph" style:parent-style-name="Header">
      <style:paragraph-properties style:writing-mode="lr-tb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list-style-name="WWNum2"/>
    <style:style style:name="P7" style:family="paragraph" style:parent-style-name="Standard" style:list-style-name="WWNum3"/>
    <style:style style:name="P8" style:family="paragraph" style:parent-style-name="Standard" style:list-style-name="WWNum4"/>
    <style:style style:name="P9" style:family="paragraph" style:parent-style-name="Standard" style:list-style-name="WWNum5"/>
    <style:style style:name="P10" style:family="paragraph" style:parent-style-name="Standard" style:list-style-name="WWNum6"/>
    <style:style style:name="P11" style:family="paragraph" style:parent-style-name="Standard" style:list-style-name="WWNum7"/>
    <style:style style:name="P12" style:family="paragraph" style:parent-style-name="Standard" style:list-style-name="WWNum8"/>
    <style:style style:name="P13" style:family="paragraph" style:parent-style-name="Standard" style:list-style-name="WWNum9"/>
    <style:style style:name="P14" style:family="paragraph" style:parent-style-name="Standard" style:list-style-name="WWNum10"/>
    <style:style style:name="P15" style:family="paragraph" style:parent-style-name="Standard" style:list-style-name="WWNum10">
      <style:paragraph-properties fo:margin-top="0in" fo:margin-bottom="0.111in" style:contextual-spacing="false"/>
    </style:style>
    <style:style style:name="P16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text:number-lines="true" text:line-number="0" style:writing-mode="lr-tb"/>
    </style:style>
    <style:style style:name="P17" style:family="paragraph" style:parent-style-name="Standard" style:list-style-name="WWNum11"/>
    <style:style style:name="P18" style:family="paragraph" style:parent-style-name="Standard" style:list-style-name="WWNum12"/>
    <style:style style:name="P19" style:family="paragraph" style:parent-style-name="Standard" style:list-style-name="WWNum13"/>
    <style:style style:name="P20" style:family="paragraph" style:parent-style-name="Standard" style:list-style-name="WWNum14"/>
    <style:style style:name="P21" style:family="paragraph" style:parent-style-name="Standard" style:list-style-name="WWNum15"/>
    <style:style style:name="P22" style:family="paragraph" style:parent-style-name="Standard" style:list-style-name="WWNum16"/>
    <style:style style:name="P23" style:family="paragraph" style:parent-style-name="Standard" style:list-style-name="WWNum17"/>
    <style:style style:name="P24" style:family="paragraph" style:parent-style-name="Standard" style:list-style-name="WWNum18"/>
    <style:style style:name="P25" style:family="paragraph" style:parent-style-name="Standard" style:list-style-name="WWNum19"/>
    <style:style style:name="P26" style:family="paragraph" style:parent-style-name="Standard" style:list-style-name="WWNum20"/>
    <style:style style:name="P27" style:family="paragraph" style:parent-style-name="Standard" style:list-style-name="WWNum21"/>
    <style:style style:name="P28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#ffff00" loext:char-shading-value="0" style:font-weight-asian="bold" style:font-weight-complex="bold"/>
    </style:style>
    <style:style style:name="T6" style:family="text">
      <style:text-properties fo:background-color="#ffff00" loext:char-shading-value="0"/>
    </style:style>
    <style:style style:name="T7" style:family="text">
      <style:text-properties style:use-window-font-color="true" loext:opacity="0%" fo:font-size="11pt" style:font-size-asian="11pt" style:font-size-complex="11pt"/>
    </style:style>
    <style:style style:name="gr1" style:family="graphic">
      <style:graphic-properties draw:stroke="none" svg:stroke-width="0in" draw:fill="solid" draw:fill-color="#a0a0a0" draw:textarea-vertical-align="top" draw:auto-grow-height="false" fo:min-height="0in" fo:min-width="6.3035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2"><text:span text:style-name="T1"><text:s/>Python training syllabus(5 weeks).</text:span><text:span text:style-name="T1"/></text:p>
      <text:p text:style-name="Standard"><draw:custom-shape text:anchor-type="as-char" style:rel-width="100%" draw:z-index="0" draw:name="Shape1" draw:style-name="gr1" draw:text-style-name="P28" svg:width="6.5004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4"><text:span text:style-name="T3">Week 1:</text:span><text:span text:style-name="T4"><text:line-break/><text:line-break/>1. Introduction to Python</text:span></text:p>
      <text:list text:style-name="WWNum2">
        <text:list-item>
          <text:p text:style-name="P6" loext:marker-style-name="T6"><text:span text:style-name="T6">What is Python?</text:span><text:span text:style-name="T6"/></text:p>
        </text:list-item>
        <text:list-item>
          <text:p text:style-name="P6" loext:marker-style-name="T6"><text:span text:style-name="T6">Applications of Python.</text:span><text:span text:style-name="T6"/></text:p>
        </text:list-item>
        <text:list-item>
          <text:p text:style-name="P6" loext:marker-style-name="T6"><text:span text:style-name="T6">Installing Python and setting up the environment (Windows/Linux/Mac).</text:span><text:span text:style-name="T6"/></text:p>
        </text:list-item>
        <text:list-item>
          <text:p text:style-name="P6" loext:marker-style-name="T6"><text:span text:style-name="T6">Running Python programs (Interactive Mode, Script Mode).</text:span><text:span text:style-name="T6"/></text:p>
        </text:list-item>
        <text:list-item>
          <text:p text:style-name="P6" loext:marker-style-name="T6"><text:span text:style-name="T6">Understanding Python IDEs (IDLE, PyCharm, VS Code).</text:span><text:span text:style-name="T6"/></text:p>
        </text:list-item>
      </text:list>
      <text:p text:style-name="Standard"><draw:custom-shape text:anchor-type="as-char" style:rel-width="100%" draw:z-index="1" draw:name="Shape2" draw:style-name="gr1" draw:text-style-name="P28" svg:width="6.5004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4"><text:span text:style-name="T4">2. Basics of Python</text:span><text:span text:style-name="T4"/></text:p>
      <text:list text:style-name="WWNum3">
        <text:list-item>
          <text:p text:style-name="P7" loext:marker-style-name="T6"><text:span text:style-name="T6">Python syntax and indentation.</text:span><text:span text:style-name="T6"/></text:p>
        </text:list-item>
        <text:list-item>
          <text:p text:style-name="P7" loext:marker-style-name="T6"><text:span text:style-name="T6">Variables and data types.</text:span><text:span text:style-name="T6"/></text:p>
        </text:list-item>
        <text:list-item>
          <text:p text:style-name="P7" loext:marker-style-name="T6"><text:span text:style-name="T6">Input/Output operations.</text:span><text:span text:style-name="T6"/></text:p>
        </text:list-item>
        <text:list-item>
          <text:p text:style-name="P7" loext:marker-style-name="T6"><text:span text:style-name="T6">Comments and documentation strings.</text:span><text:span text:style-name="T6"/></text:p>
        </text:list-item>
        <text:list-item>
          <text:p text:style-name="P7" loext:marker-style-name="T6"><text:span text:style-name="T6">Typecasting and type checking.</text:span><text:span text:style-name="T6"/></text:p>
        </text:list-item>
      </text:list>
      <text:p text:style-name="Standard"><draw:custom-shape text:anchor-type="as-char" style:rel-width="100%" draw:z-index="2" draw:name="Shape3" draw:style-name="gr1" draw:text-style-name="P28" svg:width="6.5004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4"><text:span text:style-name="T4">3. Control Structures</text:span><text:span text:style-name="T4"/></text:p>
      <text:list text:style-name="WWNum4">
        <text:list-item>
          <text:p text:style-name="P8">Decision-making: </text:p>
          <text:list>
            <text:list-item>
              <text:p text:style-name="P8" loext:marker-style-name="T6"><text:span text:style-name="T6">if, if-else, if-elif-else.</text:span><text:span text:style-name="T6"/></text:p>
            </text:list-item>
          </text:list>
        </text:list-item>
        <text:list-item>
          <text:p text:style-name="P8">Loops: </text:p>
          <text:list>
            <text:list-item>
              <text:p text:style-name="P8">f<text:span text:style-name="T6">or, while, and nested loops.</text:span></text:p>
            </text:list-item>
            <text:list-item>
              <text:p text:style-name="P8" loext:marker-style-name="T6"><text:span text:style-name="T6">break, continue, and pass statements.</text:span><text:span text:style-name="T6"/></text:p>
            </text:list-item>
          </text:list>
        </text:list-item>
      </text:list>
      <text:p text:style-name="Standard"><draw:custom-shape text:anchor-type="as-char" style:rel-width="100%" draw:z-index="3" draw:name="Shape4" draw:style-name="gr1" draw:text-style-name="P28" svg:width="6.5004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4"><text:span text:style-name="T4">4. Data Structures</text:span><text:span text:style-name="T4"/></text:p>
      <text:list text:style-name="WWNum5">
        <text:list-item>
          <text:p text:style-name="P9">Lists: </text:p>
          <text:list>
            <text:list-item>
              <text:p text:style-name="P9" loext:marker-style-name="T6"><text:span text:style-name="T6">Creating, accessing, and slicing lists.</text:span><text:span text:style-name="T6"/></text:p>
            </text:list-item>
            <text:list-item>
              <text:p text:style-name="P9" loext:marker-style-name="T6"><text:span text:style-name="T6">Common list operations and methods.</text:span><text:span text:style-name="T6"/></text:p>
            </text:list-item>
          </text:list>
        </text:list-item>
        <text:list-item>
          <text:p text:style-name="P9">Tuples: </text:p>
          <text:list>
            <text:list-item>
              <text:p text:style-name="P9" loext:marker-style-name="T6"><text:span text:style-name="T6">Features and usage.</text:span><text:span text:style-name="T6"/></text:p>
            </text:list-item>
          </text:list>
        </text:list-item>
        <text:list-item>
          <text:p text:style-name="P9">Dictionaries: </text:p>
          <text:list>
            <text:list-item>
              <text:p text:style-name="P9" loext:marker-style-name="T6"><text:span text:style-name="T6">Key-value pairs, accessing, adding, and modifying data.</text:span><text:span text:style-name="T6"/></text:p>
            </text:list-item>
          </text:list>
        </text:list-item>
        <text:list-item>
          <text:p text:style-name="P9">Sets: </text:p>
          <text:list>
            <text:list-item>
              <text:p text:style-name="P9" loext:marker-style-name="T6"><text:span text:style-name="T6">Characteristics and common operations.</text:span><text:span text:style-name="T6"/></text:p>
            </text:list-item>
          </text:list>
        </text:list-item>
      </text:list>
      <text:p text:style-name="Standard"><text:soft-page-break/><draw:custom-shape text:anchor-type="as-char" style:rel-width="100%" draw:z-index="4" draw:name="Shape5" draw:style-name="gr1" draw:text-style-name="P28" svg:width="6.5004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4"><text:span text:style-name="T4">5. Functions</text:span><text:span text:style-name="T4"/></text:p>
      <text:list text:style-name="WWNum6">
        <text:list-item>
          <text:p text:style-name="P10" loext:marker-style-name="T6"><text:span text:style-name="T6">Defining and calling functions.</text:span><text:span text:style-name="T6"/></text:p>
        </text:list-item>
        <text:list-item>
          <text:p text:style-name="P10" loext:marker-style-name="T6"><text:span text:style-name="T6">Function arguments (positional, keyword, default, and variable-length).</text:span><text:span text:style-name="T6"/></text:p>
        </text:list-item>
        <text:list-item>
          <text:p text:style-name="P10" loext:marker-style-name="T6"><text:span text:style-name="T6">Returning values.</text:span><text:span text:style-name="T6"/></text:p>
        </text:list-item>
        <text:list-item>
          <text:p text:style-name="P10" loext:marker-style-name="T6"><text:span text:style-name="T6">Anonymous functions (lambda).</text:span><text:span text:style-name="T6"/></text:p>
        </text:list-item>
        <text:list-item>
          <text:p text:style-name="P10" loext:marker-style-name="T6"><text:span text:style-name="T6">Scope of variables (global and local).</text:span><text:span text:style-name="T6"/></text:p>
        </text:list-item>
      </text:list>
      <text:p text:style-name="Standard"><draw:custom-shape text:anchor-type="as-char" style:rel-width="100%" draw:z-index="5" draw:name="Shape6" draw:style-name="gr1" draw:text-style-name="P28" svg:width="6.5004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3"><text:span text:style-name="T3"/></text:p>
      <text:p text:style-name="Standard" loext:marker-style-name="T3"><text:span text:style-name="T3">Week 2:</text:span><text:span text:style-name="T3"/></text:p>
      <text:p text:style-name="Standard" loext:marker-style-name="T5"><text:span text:style-name="T5">6. Object-Oriented Programming (OOP)</text:span><text:span text:style-name="T5"/></text:p>
      <text:list text:style-name="WWNum7">
        <text:list-item>
          <text:p text:style-name="P11" loext:marker-style-name="T6"><text:span text:style-name="T6">Basics of classes and objects.</text:span><text:span text:style-name="T6"/></text:p>
        </text:list-item>
        <text:list-item>
          <text:p text:style-name="P11" loext:marker-style-name="T6"><text:span text:style-name="T6">Attributes and methods.</text:span><text:span text:style-name="T6"/></text:p>
        </text:list-item>
        <text:list-item>
          <text:p text:style-name="P11" loext:marker-style-name="T6"><text:span text:style-name="T6">Constructors (__init__ method).</text:span><text:span text:style-name="T6"/></text:p>
        </text:list-item>
        <text:list-item>
          <text:p text:style-name="P11" loext:marker-style-name="T6"><text:span text:style-name="T6">Inheritance, polymorphism, encapsulation, and abstraction.</text:span><text:span text:style-name="T6"/></text:p>
        </text:list-item>
        <text:list-item>
          <text:p text:style-name="P11" loext:marker-style-name="T6"><text:span text:style-name="T6">Special methods (__str__, __repr__).</text:span><text:span text:style-name="T6"/></text:p>
        </text:list-item>
      </text:list>
      <text:p text:style-name="Standard"><draw:custom-shape text:anchor-type="as-char" style:rel-width="100%" draw:z-index="6" draw:name="Shape7" draw:style-name="gr1" draw:text-style-name="P28" svg:width="6.5004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5"><text:span text:style-name="T5">7. Error and Exception Handling</text:span><text:span text:style-name="T5"/></text:p>
      <text:list text:style-name="WWNum8">
        <text:list-item>
          <text:p text:style-name="P12" loext:marker-style-name="T6"><text:span text:style-name="T6">Understanding exceptions.</text:span><text:span text:style-name="T6"/></text:p>
        </text:list-item>
        <text:list-item>
          <text:p text:style-name="P12" loext:marker-style-name="T6"><text:span text:style-name="T6">try, except, finally blocks.</text:span><text:span text:style-name="T6"/></text:p>
        </text:list-item>
        <text:list-item>
          <text:p text:style-name="P12" loext:marker-style-name="T6"><text:span text:style-name="T6">Raising exceptions.</text:span><text:span text:style-name="T6"/></text:p>
        </text:list-item>
        <text:list-item>
          <text:p text:style-name="P12" loext:marker-style-name="T6"><text:span text:style-name="T6">Custom exceptions.</text:span><text:span text:style-name="T6"/></text:p>
        </text:list-item>
      </text:list>
      <text:p text:style-name="Standard"><draw:custom-shape text:anchor-type="as-char" style:rel-width="100%" draw:z-index="7" draw:name="Shape8" draw:style-name="gr1" draw:text-style-name="P28" svg:width="6.5004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5"><text:span text:style-name="T5">8. File Handling</text:span><text:span text:style-name="T5"/></text:p>
      <text:list text:style-name="WWNum9">
        <text:list-item>
          <text:p text:style-name="P13" loext:marker-style-name="T6"><text:span text:style-name="T6">Reading and writing files (text and binary).</text:span><text:span text:style-name="T6"/></text:p>
        </text:list-item>
        <text:list-item>
          <text:p text:style-name="P13" loext:marker-style-name="T6"><text:span text:style-name="T6">File methods (open, read, write, close).</text:span><text:span text:style-name="T6"/></text:p>
        </text:list-item>
        <text:list-item>
          <text:p text:style-name="P13">Working with CSV files.</text:p>
        </text:list-item>
      </text:list>
      <text:p text:style-name="Standard"><draw:custom-shape text:anchor-type="as-char" style:rel-width="100%" draw:z-index="8" draw:name="Shape9" draw:style-name="gr1" draw:text-style-name="P28" svg:width="6.5004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4"><text:span text:style-name="T4">9. Modules and Packages</text:span><text:span text:style-name="T4"/></text:p>
      <text:list text:style-name="WWNum10">
        <text:list-item>
          <text:p text:style-name="P14">Importing and using standard modules (math, os, random, datetime). <text:s text:c="22"/><text:span text:style-name="T7"><text:s text:c="8"/></text:span></text:p>
        </text:list-item>
        <text:list-item>
          <text:p text:style-name="P15">The Python Package Index (PyPI) and pip. <text:s text:c="4"/></text:p>
        </text:list-item>
      </text:list>
      <text:p text:style-name="P16"><draw:custom-shape text:anchor-type="as-char" style:rel-width="100%" draw:z-index="9" draw:name="Shape10" draw:style-name="gr1" draw:text-style-name="P28" svg:width="6.5004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 text:c="2374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oft-page-break/><text:span text:style-name="T3"/></text:p>
      <text:p text:style-name="Standard" loext:marker-style-name="T3"><text:span text:style-name="T3">Week 3:</text:span></text:p>
      <text:p text:style-name="Standard" loext:marker-style-name="T4"><text:span text:style-name="T4">10. Database Fundamentals</text:span><text:span text:style-name="T4"/></text:p>
      <text:p text:style-name="Standard" loext:marker-style-name="T4"><text:span text:style-name="T4">a. Introduction to Databases</text:span><text:span text:style-name="T4"/></text:p>
      <text:list text:style-name="WWNum11">
        <text:list-item>
          <text:p text:style-name="P17">What is a database?</text:p>
        </text:list-item>
        <text:list-item>
          <text:p text:style-name="P17">Types of databases: Relational (SQL) and .NoSQL</text:p>
        </text:list-item>
        <text:list-item>
          <text:p text:style-name="P17">Understanding tables, rows, columns, and primary keys.</text:p>
        </text:list-item>
        <text:list-item>
          <text:p text:style-name="P17">Introduction to SQL.</text:p>
        </text:list-item>
      </text:list>
      <text:p text:style-name="Standard" loext:marker-style-name="T4"><text:span text:style-name="T4">b. Working with Databases in Python</text:span><text:span text:style-name="T4"/></text:p>
      <text:list text:style-name="WWNum12">
        <text:list-item>
          <text:p text:style-name="P18">Connecting Python to a database: </text:p>
          <text:list>
            <text:list-item>
              <text:p text:style-name="P18">SQLite (built-in Python database).</text:p>
            </text:list-item>
            <text:list-item>
              <text:p text:style-name="P18">MySQL (using mysql-connector or SQLAlchemy).</text:p>
            </text:list-item>
          </text:list>
        </text:list-item>
        <text:list-item>
          <text:p text:style-name="P18">CRUD operations: </text:p>
          <text:list>
            <text:list-item>
              <text:p text:style-name="P18">Create: Insert data into tables.</text:p>
            </text:list-item>
            <text:list-item>
              <text:p text:style-name="P18">Read: Retrieve data using SELECT.</text:p>
            </text:list-item>
            <text:list-item>
              <text:p text:style-name="P18">Update: Modify existing records.</text:p>
            </text:list-item>
            <text:list-item>
              <text:p text:style-name="P18">Delete: Remove records.</text:p>
            </text:list-item>
          </text:list>
        </text:list-item>
      </text:list>
      <text:p text:style-name="Standard" loext:marker-style-name="T4"><text:span text:style-name="T4">c. Querying Databases</text:span><text:span text:style-name="T4"/></text:p>
      <text:list text:style-name="WWNum13">
        <text:list-item>
          <text:p text:style-name="P19">Writing SQL queries.</text:p>
        </text:list-item>
        <text:list-item>
          <text:p text:style-name="P19">Filtering data using WHERE, AND, OR.</text:p>
        </text:list-item>
        <text:list-item>
          <text:p text:style-name="P19">Sorting and limiting results (ORDER BY, LIMIT).</text:p>
        </text:list-item>
        <text:list-item>
          <text:p text:style-name="P19">Aggregate functions (COUNT, SUM, AVG, GROUP BY).</text:p>
        </text:list-item>
      </text:list>
      <text:p text:style-name="Standard" loext:marker-style-name="T4"><text:span text:style-name="T4">d. Advanced Database Topics</text:span><text:span text:style-name="T4"/></text:p>
      <text:list text:style-name="WWNum14">
        <text:list-item>
          <text:p text:style-name="P20">Using joins (INNER JOIN, LEFT JOIN, RIGHT JOIN).</text:p>
        </text:list-item>
        <text:list-item>
          <text:p text:style-name="P20">Database transactions.</text:p>
        </text:list-item>
        <text:list-item>
          <text:p text:style-name="P20">Handling database exceptions in Python.</text:p>
        </text:list-item>
      </text:list>
      <text:p text:style-name="Standard"><draw:custom-shape text:anchor-type="as-char" style:rel-width="100%" draw:z-index="10" draw:name="Shape11" draw:style-name="gr1" draw:text-style-name="P28" svg:width="6.5004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4">11. Python Libraries and Frameworks (Basics)</text:span></text:p>
      <text:list text:style-name="WWNum15">
        <text:list-item>
          <text:p text:style-name="P21"><text:span text:style-name="T4">NumPy</text:span>: Introduction to arrays and numerical operations.</text:p>
        </text:list-item>
        <text:list-item>
          <text:p text:style-name="P21"><text:span text:style-name="T4">Pandas</text:span>: Data ma <text:s text:c="9340"/>nipulation and analysis.</text:p>
        </text:list-item>
        <text:list-item>
          <text:p text:style-name="P21"><text:span text:style-name="T4">Matplotlib</text:span>: Basic data visualization.</text:p>
        </text:list-item>
      </text:list>
      <text:p text:style-name="Standard"><draw:custom-shape text:anchor-type="as-char" style:rel-width="100%" draw:z-index="11" draw:name="Shape12" draw:style-name="gr1" draw:text-style-name="P28" svg:width="6.5004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4">12. Introduction to APIs</text:span></text:p>
      <text:list text:style-name="WWNum16">
        <text:list-item>
          <text:p text:style-name="P22">Understanding APIs and their uses.</text:p>
        </text:list-item>
        <text:list-item>
          <text:p text:style-name="P22">Consuming REST APIs using Python (requests library).</text:p>
        </text:list-item>
        <text:list-item>
          <text:p text:style-name="P22">Parsing JSON responses.</text:p>
        </text:list-item>
      </text:list>
      <text:p text:style-name="Standard"><text:soft-page-break/><draw:custom-shape text:anchor-type="as-char" style:rel-width="100%" draw:z-index="12" draw:name="Shape13" draw:style-name="gr1" draw:text-style-name="P28" svg:width="6.5004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4"><text:span text:style-name="T4">13. Basic Data Science with Python</text:span><text:span text:style-name="T4"/></text:p>
      <text:list text:style-name="WWNum17">
        <text:list-item>
          <text:p text:style-name="P23">Introduction to data cleaning.</text:p>
        </text:list-item>
        <text:list-item>
          <text:p text:style-name="P23">Working with datasets.</text:p>
        </text:list-item>
        <text:list-item>
          <text:p text:style-name="P23">Basic statistics with Python.</text:p>
        </text:list-item>
      </text:list>
      <text:p text:style-name="Standard"><draw:custom-shape text:anchor-type="as-char" style:rel-width="100%" draw:z-index="13" draw:name="Shape14" draw:style-name="gr1" draw:text-style-name="P28" svg:width="6.5004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3"><text:span text:style-name="T3">Week 4:</text:span><text:span text:style-name="T3"/></text:p>
      <text:p text:style-name="Standard"/>
      <text:p text:style-name="Standard" loext:marker-style-name="T4"><text:span text:style-name="T4">14. Introduction to Web Development</text:span><text:span text:style-name="T4"/></text:p>
      <text:list text:style-name="WWNum18">
        <text:list-item>
          <text:p text:style-name="P24">Basics of Flask/Django framework.</text:p>
        </text:list-item>
        <text:list-item>
          <text:p text:style-name="P24">Creating a simple web application.</text:p>
        </text:list-item>
        <text:list-item>
          <text:p text:style-name="P24">Connecting Python to a database (SQLite/MySQL/PGSQL).</text:p>
        </text:list-item>
        <text:list-item>
          <text:p text:style-name="P24">Basic of git: Merging and processes</text:p>
        </text:list-item>
      </text:list>
      <text:p text:style-name="Standard"><draw:custom-shape text:anchor-type="as-char" style:rel-width="100%" draw:z-index="14" draw:name="Shape15" draw:style-name="gr1" draw:text-style-name="P28" svg:width="6.5004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4"><text:span text:style-name="T4">15. Best Practices in Python</text:span><text:span text:style-name="T4"/></text:p>
      <text:list text:style-name="WWNum19">
        <text:list-item>
          <text:p text:style-name="P25">Writing clean and readable code (PEP 8).</text:p>
        </text:list-item>
        <text:list-item>
          <text:p text:style-name="P25">Debugging and logging.</text:p>
        </text:list-item>
        <text:list-item>
          <text:p text:style-name="P25">Unit testing with unittest.</text:p>
        </text:list-item>
      </text:list>
      <text:p text:style-name="Standard"><draw:custom-shape text:anchor-type="as-char" style:rel-width="100%" draw:z-index="15" draw:name="Shape16" draw:style-name="gr1" draw:text-style-name="P28" svg:width="6.5004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4"><text:span text:style-name="T4">16. Mini Projects</text:span><text:span text:style-name="T4"/></text:p>
      <text:list text:style-name="WWNum20">
        <text:list-item>
          <text:p text:style-name="P26">To-Do List Application.</text:p>
        </text:list-item>
        <text:list-item>
          <text:p text:style-name="P26">Weather Data Scraper.</text:p>
        </text:list-item>
        <text:list-item>
          <text:p text:style-name="P26">Basic CRUD application with SQLite.</text:p>
        </text:list-item>
      </text:list>
      <text:p text:style-name="Standard"/>
      <text:p text:style-name="Standard" loext:marker-style-name="T3"><text:span text:style-name="T3">Week 5:</text:span></text:p>
      <text:p text:style-name="Standard"><draw:custom-shape text:anchor-type="as-char" style:rel-width="100%" draw:z-index="16" draw:name="Shape17" draw:style-name="gr1" draw:text-style-name="P28" svg:width="6.5004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4"><text:span text:style-name="T4">17. Final Project</text:span><text:span text:style-name="T4"/></text:p>
      <text:list text:style-name="WWNum21">
        <text:list-item>
          <text:p text:style-name="P27">Comprehensive project combining Python and database skills: </text:p>
          <text:list>
            <text:list-item>
              <text:p text:style-name="P27">Examples: <text:span text:style-name="T4">Library Management System</text:span>, <text:span text:style-name="T4">Emplo yee Attendance Tracker</text:span>, or <text:span text:style-name="T4">E-commerce Inventory Management</text:span>.</text:p>
            </text:list-item>
            <text:list-item>
              <text:p text:style-name="P27">Features: </text:p>
              <text:list>
                <text:list-item>
                  <text:p text:style-name="P27">Python-based CRUD operations with SQL database.</text:p>
                </text:list-item>
                <text:list-item>
                  <text:p text:style-name="P27">Integration with user inputs.</text:p>
                </text:list-item>
                <text:list-item>
                  <text:p text:style-name="P27">Data reporting using Pandas or visualizations.</text:p>
                </text:list-item>
              </text:list>
            </text:list-item>
          </text:list>
        </text:list-item>
      </text:list>
      <text:p text:style-name="Standard"><draw:custom-shape text:anchor-type="as-char" style:rel-width="100%" draw:z-index="17" draw:name="Shape18" draw:style-name="gr1" draw:text-style-name="P28" svg:width="6.5004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true" style:font-name-asian="Calibri1" style:font-family-asian="Calibri" style:font-family-generic-asian="system" style:font-pitch-asian="variable" style:font-size-asian="11pt" style:language-asian="en" style:country-asian="US" style:font-name-complex="Noto Sans Arabic UI" style:font-family-complex="'Noto Sans Arabic U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Noto Sans Arabic UI" style:font-family-complex="'Noto Sans Arabic UI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2f5496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Noto Sans Arabic UI" style:font-family-complex="'Noto Sans Arabic UI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Calibri1" style:font-family-asian="Calibri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Noto Sans Arabic UI" style:font-family-complex="'Noto Sans Arabic UI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f5496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Noto Sans Arabic UI" style:font-family-complex="'Noto Sans Arabic UI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Calibri1" style:font-family-asian="Calibri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2" style:display-name="ListLabel 4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5" style:display-name="ListLabel 4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9" style:display-name="ListLabel 6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2" style:display-name="ListLabel 7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0" style:display-name="ListLabel 9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6" style:display-name="ListLabel 9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99" style:display-name="ListLabel 9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5" style:display-name="ListLabel 10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8" style:display-name="ListLabel 10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14" style:display-name="ListLabel 11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17" style:display-name="ListLabel 11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2" style:display-name="ListLabel 12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3" style:display-name="ListLabel 12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5" style:display-name="ListLabel 12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6" style:display-name="ListLabel 12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1" style:display-name="ListLabel 13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2" style:display-name="ListLabel 13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4" style:display-name="ListLabel 13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5" style:display-name="ListLabel 13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1" style:display-name="ListLabel 14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4" style:display-name="ListLabel 14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0" style:display-name="ListLabel 15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2" style:display-name="ListLabel 15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3" style:display-name="ListLabel 15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7" style:display-name="ListLabel 15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8" style:display-name="ListLabel 15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9" style:display-name="ListLabel 15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0" style:display-name="ListLabel 16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1" style:display-name="ListLabel 16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2" style:display-name="ListLabel 16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3" style:display-name="ListLabel 16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7" style:display-name="ListLabel 16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8" style:display-name="ListLabel 16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0" style:display-name="ListLabel 17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1" style:display-name="ListLabel 17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5" style:display-name="ListLabel 17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6" style:display-name="ListLabel 17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7" style:display-name="ListLabel 17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8" style:display-name="ListLabel 17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9" style:display-name="ListLabel 17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0" style:display-name="ListLabel 18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82" style:display-name="ListLabel 182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5" style:display-name="ListLabel 18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6" style:display-name="ListLabel 18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8" style:display-name="ListLabel 18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9" style:display-name="ListLabel 18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09:01:00</meta:creation-date>
    <meta:initial-creator>Shrey Dhall</meta:initial-creator>
    <dc:language>en-US</dc:language>
    <dc:date>2026-01-08T15:18:45.135612533</dc:date>
    <meta:editing-cycles>12</meta:editing-cycles>
    <meta:editing-duration>PT5H46M26S</meta:editing-duration>
    <meta:generator>LibreOffice/24.2.7.2$Linux_X86_64 LibreOffice_project/420$Build-2</meta:generator>
    <meta:document-statistic meta:table-count="1" meta:image-count="0" meta:object-count="0" meta:page-count="4" meta:paragraph-count="129" meta:word-count="576" meta:character-count="15394" meta:non-whitespace-character-count="3256"/>
    <meta:user-defined meta:name="AppVersion">15.0000</meta:user-defined>
    <meta:template xlink:type="simple" xlink:actuate="onRequest" xlink:title="Normal.dotm" xlink:href=""/>
  </office:meta>
</office:document-meta>
</file>